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none" fo:font-weight="bold" style:font-weight-asian="bold" style:font-weight-complex="bold"/>
    </style:style>
    <style:style style:name="P3" style:family="paragraph" style:parent-style-name="Standard" style:list-style-name="L1">
      <style:text-properties style:text-line-through-style="none" fo:font-weight="bold" style:font-weight-asian="bold" style:font-weight-complex="bold"/>
    </style:style>
    <style:style style:name="P4" style:family="paragraph" style:parent-style-name="Standard" style:list-style-name="L3">
      <style:text-properties style:text-line-through-style="none" fo:font-weight="bold" style:font-weight-asian="bold" style:font-weight-complex="bold"/>
    </style:style>
    <style:style style:name="P5" style:family="paragraph" style:parent-style-name="Standard" style:list-style-name="L1">
      <style:text-properties style:text-line-through-style="none"/>
    </style:style>
    <style:style style:name="P6" style:family="paragraph" style:parent-style-name="Standard" style:list-style-name="L1">
      <style:text-properties style:text-line-through-style="none" fo:font-weight="normal" style:font-weight-asian="normal" style:font-weight-complex="normal"/>
    </style:style>
    <style:style style:name="P7" style:family="paragraph" style:parent-style-name="Standard" style:list-style-name="L1">
      <style:text-properties style:text-line-through-style="none" fo:font-style="normal" style:text-underline-style="none" fo:font-weight="normal" style:font-style-asian="normal" style:font-weight-asian="normal" style:font-style-complex="normal" style:font-weight-complex="normal"/>
    </style:style>
    <style:style style:name="P8" style:family="paragraph" style:parent-style-name="Standard" style:list-style-name="L1">
      <style:text-properties style:text-line-through-style="none" fo:font-style="normal" style:text-underline-style="none" fo:font-weight="bold" style:font-style-asian="normal" style:font-weight-asian="bold" style:font-style-complex="normal"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Expanded stories:</text:p>
      <text:p text:style-name="P1"/>
      <text:list xml:id="list5043978369012697158" text:style-name="L1">
        <text:list-header>
          <text:p text:style-name="P3"/>
        </text:list-header>
      </text:list>
      <text:p text:style-name="P2"/>
      <text:p text:style-name="P2"/>
      <text:list xml:id="list2026204629379111465" text:style-name="L3">
        <text:list-item>
          <text:p text:style-name="P4">The Double Chief</text:p>
          <text:p text:style-name="P4"/>
        </text:list-item>
        <text:list-item>
          <text:p text:style-name="P4">Cursed beetles</text:p>
        </text:list-item>
      </text:list>
      <text:list xml:id="list32577426" text:continue-list="list5043978369012697158" text:style-name="L1">
        <text:list-header>
          <text:p text:style-name="P3"/>
          <text:p text:style-name="P5">Rolan enters the story after the beetles have been exterminated. He arrives near the town and encounter a big, black beetle, the creature bumps into you, running away from the town. Of course you will think this is a fight but before you attack, a kid runs toward the beetle and protects it. Rolan asks him to stay away from the insect cause it might attack him. The kid scoffs at Rolan, asks him to look real close and that the beetle is harmless. Rolan reluctantly agrees, and the kid leads the beetle into the woods, calling it by name. Rolan shakes his head in disbelief and strolls inside the town. </text:p>
          <text:p text:style-name="P5"/>
          <text:p text:style-name="P5">Here you find that the whole town is overrun with pests – rats, roaches, disgusting things like that and that the whole town is paying exorbitant fees for a group of “exterminators” to round them all up.</text:p>
          <text:p text:style-name="P5"/>
          <text:p text:style-name="P5">You find that everyone you talk to in that village is either broke, or suffering with an illness caused by the pests. There is a traveler in an inn named “insect freak” that tells you that he's studying an interesting specie of beetles until they confiscated every single one of them. An old couple inside a house will tell you about their grandson who ran away into the outlands because of his silly beetles. </text:p>
          <text:p text:style-name="P5"/>
          <text:p text:style-name="P5">You will also witness an encounter between the exterminators and a very poor family. You will see that they only really work for money, and took no pity on the family that has a child sick with asthma because of the pests. You offer to help out the family, they need a combination of herbs to calm the boy's asthma, they're found in the outlands. </text:p>
          <text:p text:style-name="P5"/>
          <text:p text:style-name="P5">You encounter the boy again in the outlands. While talking to him, you notice that there are no pests running around in the area. The boy notices it as well, you tell him to stay where he is. You move away to another area and find every other place contains pests. You come back and mention that to him and you check those same areas again and the pests are gone. You investigate and it leads you to insect freak, the weirdo back in the inn. He makes some tests and makes you wait. In the meantime, once you get outside after some time, you will encounter the exterminators again, this time, you discover that they're leading the pests into the house of a family. </text:p>
          <text:p text:style-name="P5"/>
          <text:p text:style-name="P5">You confront them and a battle ensues. Before you defeat them, a group of people stops you, and begs them to stay as they don't know how to deal with the pests as effectively as these exterminators. The exterminators laugh and says that they will stay if Rolan and gang will be imprisoned for harming them. It's almost about to happen until insect freak appears and explain everything. </text:p>
          <text:p text:style-name="P5"/>
          <text:p text:style-name="P5">Turns out the exterminated species of beetles are actually an important part of the town <text:soft-page-break/>ecosystem, they are the natural predators of the pests. </text:p>
          <text:p text:style-name="P5"/>
          <text:p text:style-name="P5">Now discovered, the leader of the exterminators is about to sucker punch Rolan when a big beetle tackles him, his mask comes off and it's revealed to be the father of the family who spread the rumors that the beetles are “cursed”. The villagers are shocked, and you kick them outta town. </text:p>
          <text:p text:style-name="P5"/>
          <text:p text:style-name="P3">Rewards: </text:p>
          <text:p text:style-name="P6">- Story progress</text:p>
          <text:p text:style-name="P6">- XP</text:p>
          <text:p text:style-name="P6">- beetle carapace for armor making (see *other relevance* below)</text:p>
          <text:p text:style-name="P5"/>
          <text:p text:style-name="P5">*Other relevance* After you complete the mission, it will also be revealed in another mission that the beetles' carapace is an important component in a very good armor set. You can then go back to the boy, see if he knows where to get some. He'll lead you to where the beetles usually shed their old shells. </text:p>
          <text:p text:style-name="P5"/>
        </text:list-header>
        <text:list-item>
          <text:p text:style-name="P3">Playing Fetch</text:p>
          <text:p text:style-name="P3"/>
          <text:p text:style-name="P7">Rolan was tasked by a Harvest Lord named Lord Manley to get an important rune for running tractors. Rolan goes to the location, searching for the runesmith that the Harvest Lord named, but he wasn't there. When Rolan talks to the people around the village, they will say that the man usually goes in the forest to hike every afternoon but he still hasn't come back until yesterday. </text:p>
          <text:p text:style-name="P7"/>
          <text:p text:style-name="P7">You take the hint and search at the forest. At the entrance, you will find a dog whimpering. Interacting with the dog will open up a conversation where you ask him things and he will respond with either a bark or a whimper to tell you if you're right or wrong. Ultimately, he will bark over and over if you ask him if he wants Rolan to follow him. </text:p>
          <text:p text:style-name="P7"/>
          <text:p text:style-name="P7">You follow the dog and after defeating several enemy groups, it will lead you to the location of his master. The old man is unconscious. </text:p>
          <text:p text:style-name="P7"/>
          <text:p text:style-name="P7">An in-game cutscene will cut back to the runesmith's house, where he regains consciousness. He tells you that he encountered bandits in the forest, he fought them off but he was injured. He also discovers your quest and gives you the gear that you need for your quest and request that you tell Harvest Lord Manley that this area in the south is overrun by bandits living in the forests. </text:p>
          <text:p text:style-name="P7"/>
          <text:p text:style-name="P3">Rewards: </text:p>
          <text:p text:style-name="P6">- Story progress – 1 of 3 tasks done for Harvest Lord Manley</text:p>
          <text:p text:style-name="P7">- XP</text:p>
          <text:p text:style-name="P7"/>
        </text:list-item>
        <text:list-item>
          <text:p text:style-name="P8">Trapped</text:p>
          <text:p text:style-name="P8"/>
          <text:p text:style-name="P7">Once Rolan gets in a certain village, a book lying on the floor of a normal house will mention a cryptic passage “The stone served as our town's shield from evil. To stone he is weak, to everything else, he is strong.” and the rest of the pages are unreadable. </text:p>
          <text:p text:style-name="P7"/>
          <text:p text:style-name="P7"><text:soft-page-break/>Hidden inside the mountains, when you pass by a certain rock formation, you will hear shouts of help. Turns out, there's a guy trapped inside for a long time and he's asking for your help. Talking to him will leave an impression that he's not a decent guy – he's bossy and rude. </text:p>
          <text:p text:style-name="P7"/>
          <text:p text:style-name="P7">You have two options</text:p>
          <text:p text:style-name="P7">a. Save the guy – You will need a sword mode to remove the rocks. Until you can find the sword mode and use it to free him, you also have to give him food(normal health items like rations or chicken thigh) for every 3-hour period of playtime or he dies</text:p>
          <text:p text:style-name="P7"/>
          <text:p text:style-name="P7">b. Leave him be - You can also just leave the rude guy in there to die after 6 hours playtime. </text:p>
          <text:p text:style-name="P7"/>
          <text:p text:style-name="P7">Lulu mentions that he gives off a bad vibe and that you should probably just leave him be, that he might be a thief or a criminal who got what he deserved. </text:p>
          <text:p text:style-name="P7"/>
          <text:p text:style-name="P7">Once you free the guy, it turns out it's actually a very powerful and very unlucky creature – his only weakness was stone and he accidentally “traveled” to a town made of stone. His weakness was immediately discovered by the townsfolk and he was trapped in the rock formation you just destroyed. Millenia passed and he was forgotten. Now he's free, but weak because he hasn't eaten in a long time – he tells you that you were just in time, if you hadn't given him food or freed him asap, he would've died that day. </text:p>
          <text:p text:style-name="P7"/>
          <text:p text:style-name="P7">A puzzle battle ensues, where Rolan has to use either a form of a Rock sword mode or use the rocks around the battlefield to do damage. This battle is very hard, because the enemy will give out really great items and XP. This is quest is also entirely optional so players cannot complain of the difficulty. </text:p>
          <text:p text:style-name="P7"/>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2:41:19.48</meta:creation-date>
    <meta:document-statistic meta:table-count="0" meta:image-count="0" meta:object-count="0" meta:page-count="3" meta:paragraph-count="33" meta:word-count="1255" meta:character-count="6735"/>
    <dc:date>2015-03-02T12:41:34.80</dc:date>
    <meta:editing-duration>PT15S</meta:editing-duration>
    <meta:editing-cycles>1</meta:editing-cycles>
    <meta:generator>OpenOffice.org/3.4.1$Win32 OpenOffice.org_project/341m1$Build-9593</meta:generator>
  </office:meta>
</office:document-meta>
</file>